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margin-left="-1.251cm" fo:margin-right="0cm" fo:text-indent="0cm" style:auto-text-indent="false"/>
    </style:style>
    <style:style style:name="P3" style:family="paragraph" style:parent-style-name="Standard" style:list-style-name="L2">
      <style:paragraph-properties fo:margin-left="-1.251cm" fo:margin-right="0cm" fo:text-indent="0cm" style:auto-text-indent="false"/>
    </style:style>
    <style:style style:name="P4" style:family="paragraph" style:parent-style-name="Standard" style:list-style-name="L3">
      <style:paragraph-properties fo:margin-left="-2.501cm" fo:margin-right="0cm" fo:text-indent="0cm" style:auto-text-indent="false"/>
    </style:style>
    <style:style style:name="P5" style:family="paragraph" style:parent-style-name="Standard" style:list-style-name="L4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 style:list-style-name="L5">
      <style:paragraph-properties fo:margin-left="0cm" fo:margin-right="0cm" fo:text-indent="0cm" style:auto-text-indent="false"/>
    </style:style>
    <style:style style:name="P8" style:family="paragraph" style:parent-style-name="Standard" style:list-style-name="L1">
      <style:paragraph-properties fo:margin-left="0cm" fo:margin-right="0cm" fo:text-indent="0cm" style:auto-text-indent="fals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 text:start-value="2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text:style-name="L1">
        <text:list-item>
          <text:p text:style-name="P1">Предыдущие работы были основаны на анализе синтаксиса.</text:p>
        </text:list-item>
        <text:list-item>
          <text:p text:style-name="P1">Новое в JavaChecker2 – анализ семантики.</text:p>
          <text:list>
            <text:list-item>
              <text:p text:style-name="P1">Что такое семантика, чем она отличается от синтаксиса ?</text:p>
              <text:list>
                <text:list-item>
                  <text:p text:style-name="P1">Возможность <text:s/>определять категории объектов. (типы, переменные,и.т.д)</text:p>
                </text:list-item>
                <text:list-item>
                  <text:p text:style-name="P1">Связи между объектами, находящимися в разных текстах или в расстоянии. (наследование, аггрегация, зависимость)</text:p>
                  <text:p text:style-name="P2">2. <text:s text:c="2"/>Реализация.</text:p>
                  <text:list>
                    <text:list-item>
                      <text:list>
                        <text:list-item>
                          <text:p text:style-name="P2">Для каждой грамматической конструкции (класс, выражение, и.т.д) <text:s/>кроме AST терма определяется так-называемый «терм модели», включающий в себя</text:p>
                          <text:list>
                            <text:list-item>
                              <text:p text:style-name="P2">Каноническую форму AST представления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String <text:s/>x()[] <text:s/>= <text:s/>String[]x(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2. <text:s text:c="2"/>Специальный символ контекста, <text:s/>использующийся в API переписывающих правил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header>
          <text:p text:style-name="P5">API , доступное из правил переписывания, включает в себя</text:p>
          <text:list>
            <text:list-item>
              <text:list>
                <text:list-item>
                  <text:p text:style-name="P5">операции навигации по семантическим связям, </text:p>
                </text:list-item>
                <text:list-item>
                  <text:p text:style-name="P5">определения наследования,</text:p>
                </text:list-item>
                <text:list-item>
                  <text:p text:style-name="P5">разрешение символов (зависящее от контекста).</text:p>
                </text:list-item>
              </text:list>
            </text:list-item>
          </text:list>
        </text:list-header>
      </text:list>
      <text:p text:style-name="P6"/>
      <text:p text:style-name="P6"/>
      <text:p text:style-name="P6">Это дает возможность строить системы правил, основывающиеся на семантике програм, в том числе поддерживается</text:p>
      <text:list text:style-name="L5">
        <text:list-item>
          <text:p text:style-name="P7">абстрактная интерпритация.</text:p>
        </text:list-item>
        <text:list-item>
          <text:p text:style-name="P7">Частичные вычисления.</text:p>
        </text:list-item>
        <text:list-item>
          <text:p text:style-name="P7">Анализ потока данных.</text:p>
        </text:list-item>
        <text:list-item>
          <text:p text:style-name="P7">Анализ зависимости классов.</text:p>
          <text:p text:style-name="P7"/>
        </text:list-item>
      </text:list>
      <text:list text:style-name="L1" text:continue-numbering="true">
        <text:list-header>
          <text:p text:style-name="P8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"/>
                        </text:list-header>
                      </text:list>
                    </text:list-item>
                  </text:list>
                  <text:p text:style-name="P1"/>
                  <text:p text:style-name="P1"/>
                </text:list-item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3-07T16:12:02</meta:creation-date>
    <dc:date>2007-03-12T20:38:42</dc:date>
    <dc:language>ru-RU</dc:language>
    <meta:editing-cycles>4</meta:editing-cycles>
    <meta:editing-duration>PT2H11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21" meta:character-count="1002"/>
  </office:meta>
</office:document-meta>
</file>